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222222" style:font-name="Open Sans" fo:font-size="11.25pt" fo:letter-spacing="normal"/>
    </style:style>
    <style:style style:name="T2" style:family="text">
      <style:text-properties fo:font-variant="normal" fo:text-transform="none" fo:color="#222222" style:font-name="Open Sans" fo:font-size="11.25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22222" style:font-name="Open Sans" fo:font-size="11.2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222222" style:font-name="Arial" fo:font-size="11.25pt" fo:letter-spacing="normal" fo:font-style="norm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darksky.net/dev/account" text:style-name="Internet_20_link" text:visited-style-name="Visited_20_Internet_20_Link"><text:span text:style-name="Emphasis">https://darksky.net/dev/account</text:span></text:a><text:span text:style-name="Emphasis"><text:span text:style-name="T2"> – Weather service built around this, pain to change</text:span></text:span></text:p>
      <text:p text:style-name="P1"><text:span text:style-name="Emphasis"><text:span text:style-name="T2"/></text:span></text:p>
      <text:p text:style-name="P1"><text:a xlink:type="simple" xlink:href="https://github.com/HackerShackOfficial/Smart-Mirror" text:style-name="Internet_20_link" text:visited-style-name="Visited_20_Internet_20_Link"><text:span text:style-name="Emphasis">https://github.com/HackerShackOfficial/Smart-Mirror</text:span></text:a><text:span text:style-name="Emphasis"><text:span text:style-name="T2"> – Code for smart mirror found here</text:span></text:span></text:p>
      <text:p text:style-name="P1"><text:span text:style-name="Emphasis"><text:span text:style-name="T2"/></text:span></text:p>
      <text:p text:style-name="P1"><text:a xlink:type="simple" xlink:href="https://github.com/aishmittal/Smart-Mirror" text:style-name="Internet_20_link" text:visited-style-name="Visited_20_Internet_20_Link"><text:span text:style-name="Emphasis">https://github.com/aishmittal/Smart-Mirror</text:span></text:a><text:span text:style-name="Emphasis"><text:span text:style-name="T2"> – Extra functions for smart mirror here</text:span></text:span></text:p>
      <text:p text:style-name="P1"><text:span text:style-name="Emphasis"><text:span text:style-name="T2"/></text:span></text:p>
      <text:p text:style-name="P1"><text:a xlink:type="simple" xlink:href="https://medium.com/@akshaykore/building-an-intelligent-voice-controlled-mirror-2edbc7d62c9e" text:style-name="Internet_20_link" text:visited-style-name="Visited_20_Internet_20_Link"><text:span text:style-name="Emphasis"><text:span text:style-name="T2">https://medium.com/@akshaykore/building-an-intelligent-voice-controlled-mirror-2edbc7d62c9e</text:span></text:span></text:a></text:p>
      <text:p text:style-name="P1"><text:span text:style-name="Emphasis"><text:span text:style-name="T2">-Project to make voice controlled mirror</text:span></text:span></text:p>
      <text:p text:style-name="P1"><text:span text:style-name="Emphasis"><text:span text:style-name="T2"/></text:span></text:p>
      <text:p text:style-name="P1"><text:span text:style-name="Emphasis"><text:span text:style-name="T1">https://developers.google.com/calendar/quickstart/python</text:span></text:span></text:p>
      <text:p text:style-name="P1"><text:span text:style-name="Emphasis"><text:span text:style-name="T2"/></text:span></text:p>
      <text:h text:style-name="Heading_20_2" text:outline-level="2"><text:span text:style-name="Emphasis"><text:span text:style-name="T4">Setup and preparation</text:span></text:span></text:h>
      <text:p text:style-name="P1"><text:span text:style-name="Emphasis"><text:span text:style-name="T2"/></text:span></text:p>
      <text:p text:style-name="P1"><text:span text:style-name="Emphasis"><text:span text:style-name="T2">Mirror screen</text:span></text:span></text:p>
      <text:p text:style-name="P1"><text:span text:style-name="Emphasis"><text:span text:style-name="T2">Raspberry pi 3b v.2</text:span></text:span></text:p>
      <text:p text:style-name="P1"><text:span text:style-name="Emphasis"><text:span text:style-name="T2"><text:tab/>-Install git</text:span></text:span></text:p>
      <text:p text:style-name="P1"><text:span text:style-name="Emphasis"><text:span text:style-name="T2"><text:tab/>-Install Unclutter (hides ui and mouse pointer)</text:span></text:span></text:p>
      <text:p text:style-name="P1"><text:span text:style-name="Emphasis"><text:span text:style-name="T2"><text:tab/>-Install pip3 for python3 adaptation of code</text:span></text:span></text:p>
      <text:p text:style-name="P1"><text:span text:style-name="Emphasis"><text:span text:style-name="T2"><text:tab/>-Install feedparser, PIL and contextmanager libraries</text:span></text:span></text:p>
      <text:p text:style-name="P1"><text:span text:style-name="Emphasis"><text:span text:style-name="T2">Note: if you are using an old screen with an adapter to hdmi setting up the raspberry pi might require some blind faith while waiting for an update looking at a blank screen hoping it does what it is supposed to do</text:span></text:span></text:p>
      <text:p text:style-name="P1"><text:span text:style-name="Emphasis"><text:span text:style-name="T2"/></text:span></text:p>
      <text:p text:style-name="P1"><text:span text:style-name="Emphasis"><text:span text:style-name="T2">Making smart mirror</text:span></text:span></text:p>
      <text:p text:style-name="P1"><text:span text:style-name="Emphasis"><text:span text:style-name="T2">Clone repository from </text:span></text:span><text:a xlink:type="simple" xlink:href="https://github.com/HackerShackOfficial/Smart-Mirror" text:style-name="Internet_20_link" text:visited-style-name="Visited_20_Internet_20_Link"><text:span text:style-name="Emphasis"><text:span text:style-name="T1">https://github.com/HackerShackOfficial/Smart-Mirror</text:span></text:span></text:a></text:p>
      <text:p text:style-name="P1"><text:span text:style-name="Emphasis"><text:span text:style-name="T1"/></text:span></text:p>
      <text:p text:style-name="P1"><text:span text:style-name="Emphasis"><text:span text:style-name="T3">All changes made to the code to get it working according to our specifications are commented in the code</text:span></text:span></text:p>
      <text:p text:style-name="P1"><text:span text:style-name="Emphasis"><text:span text:style-name="T3"/></text:span></text:p>
      <text:p text:style-name="P1"><text:span text:style-name="Emphasis"><text:span text:style-name="T3"/></text:span></text:p>
      <text:p text:style-name="P1"><text:span text:style-name="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03T10:21:12.82</meta:creation-date>
    <dc:date>2018-09-04T13:17:16.19</dc:date>
    <meta:editing-duration>PT4H26M26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1" meta:paragraph-count="17" meta:word-count="133" meta:character-count="1061"/>
  </office:meta>
</office:document-meta>
</file>